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>
            <text:p>OP Cod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ddressing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cycles</text:p>
          </table:table-cell>
          <table:table-cell table:style-name="ce1"/>
          <table:table-cell/>
          <table:table-cell table:style-name="ce1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table:number-columns-repeated="1638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table:number-columns-repeated="1638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table:number-columns-repeated="1638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table:number-columns-repeated="1638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table:number-columns-repeated="163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table:number-columns-repeated="1638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table:number-columns-repeated="1638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table:number-columns-repeated="1638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table:number-columns-repeated="1638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table:number-columns-repeated="1638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table:number-columns-repeated="1638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table:number-columns-repeated="1638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table:number-columns-repeated="1638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table:number-columns-repeated="1638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table:number-columns-repeated="163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table:number-columns-repeated="163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table:number-columns-repeated="163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table:number-columns-repeated="1638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table:number-columns-repeated="1638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table:number-columns-repeated="1638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table:number-columns-repeated="163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table:number-columns-repeated="1638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table:number-columns-repeated="1638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table:number-columns-repeated="1638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table:number-columns-repeated="1638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table:number-columns-repeated="1638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table:number-columns-repeated="163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table:number-columns-repeated="1638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table:number-columns-repeated="1638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table:number-columns-repeated="1638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table:number-columns-repeated="163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table:number-columns-repeated="1638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table:number-columns-repeated="163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table:number-columns-repeated="163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table:number-columns-repeated="1638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table:number-columns-repeated="1638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table:number-columns-repeated="1638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table:number-columns-repeated="163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,&quot;;CONCATENATE(&quot;do_&quot;;[$OpCodes.C2];&quot;_&quot;;[$OpCodes.D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]);&quot;do_NOP_impl,&quot;;CONCATENATE(&quot;do_&quot;;[$OpCodes.C3];&quot;_&quot;;[$OpCodes.D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]);&quot;do_NOP_impl,&quot;;CONCATENATE(&quot;do_&quot;;[$OpCodes.C4];&quot;_&quot;;[$OpCodes.D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]);&quot;do_NOP_impl,&quot;;CONCATENATE(&quot;do_&quot;;[$OpCodes.C5];&quot;_&quot;;[$OpCodes.D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]);&quot;do_NOP_impl,&quot;;CONCATENATE(&quot;do_&quot;;[$OpCodes.C6];&quot;_&quot;;[$OpCodes.D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]);&quot;do_NOP_impl,&quot;;CONCATENATE(&quot;do_&quot;;[$OpCodes.C7];&quot;_&quot;;[$OpCodes.D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]);&quot;do_NOP_impl,&quot;;CONCATENATE(&quot;do_&quot;;[$OpCodes.C8];&quot;_&quot;;[$OpCodes.D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]);&quot;do_NOP_impl,&quot;;CONCATENATE(&quot;do_&quot;;[$OpCodes.C9];&quot;_&quot;;[$OpCodes.D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]);&quot;do_NOP_impl,&quot;;CONCATENATE(&quot;do_&quot;;[$OpCodes.C10];&quot;_&quot;;[$OpCodes.D1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]);&quot;do_NOP_impl,&quot;;CONCATENATE(&quot;do_&quot;;[$OpCodes.C11];&quot;_&quot;;[$OpCodes.D1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]);&quot;do_NOP_impl,&quot;;CONCATENATE(&quot;do_&quot;;[$OpCodes.C12];&quot;_&quot;;[$OpCodes.D1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]);&quot;do_NOP_impl,&quot;;CONCATENATE(&quot;do_&quot;;[$OpCodes.C13];&quot;_&quot;;[$OpCodes.D1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]);&quot;do_NOP_impl,&quot;;CONCATENATE(&quot;do_&quot;;[$OpCodes.C14];&quot;_&quot;;[$OpCodes.D1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]);&quot;do_NOP_impl,&quot;;CONCATENATE(&quot;do_&quot;;[$OpCodes.C15];&quot;_&quot;;[$OpCodes.D1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]);&quot;do_NOP_impl,&quot;;CONCATENATE(&quot;do_&quot;;[$OpCodes.C16];&quot;_&quot;;[$OpCodes.D1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7]);&quot;do_NOP_impl,&quot;;CONCATENATE(&quot;do_&quot;;[$OpCodes.C17];&quot;_&quot;;[$OpCodes.D1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]);&quot;do_NOP_impl,&quot;;CONCATENATE(&quot;do_&quot;;[$OpCodes.C18];&quot;_&quot;;[$OpCodes.D1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]);&quot;do_NOP_impl,&quot;;CONCATENATE(&quot;do_&quot;;[$OpCodes.C19];&quot;_&quot;;[$OpCodes.D1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]);&quot;do_NOP_impl,&quot;;CONCATENATE(&quot;do_&quot;;[$OpCodes.C20];&quot;_&quot;;[$OpCodes.D2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]);&quot;do_NOP_impl,&quot;;CONCATENATE(&quot;do_&quot;;[$OpCodes.C21];&quot;_&quot;;[$OpCodes.D2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]);&quot;do_NOP_impl,&quot;;CONCATENATE(&quot;do_&quot;;[$OpCodes.C22];&quot;_&quot;;[$OpCodes.D2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]);&quot;do_NOP_impl,&quot;;CONCATENATE(&quot;do_&quot;;[$OpCodes.C23];&quot;_&quot;;[$OpCodes.D2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]);&quot;do_NOP_impl,&quot;;CONCATENATE(&quot;do_&quot;;[$OpCodes.C24];&quot;_&quot;;[$OpCodes.D2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5]);&quot;do_NOP_impl,&quot;;CONCATENATE(&quot;do_&quot;;[$OpCodes.C25];&quot;_&quot;;[$OpCodes.D2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6]);&quot;do_NOP_impl,&quot;;CONCATENATE(&quot;do_&quot;;[$OpCodes.C26];&quot;_&quot;;[$OpCodes.D2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7]);&quot;do_NOP_impl,&quot;;CONCATENATE(&quot;do_&quot;;[$OpCodes.C27];&quot;_&quot;;[$OpCodes.D2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8]);&quot;do_NOP_impl,&quot;;CONCATENATE(&quot;do_&quot;;[$OpCodes.C28];&quot;_&quot;;[$OpCodes.D2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9]);&quot;do_NOP_impl,&quot;;CONCATENATE(&quot;do_&quot;;[$OpCodes.C29];&quot;_&quot;;[$OpCodes.D2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0]);&quot;do_NOP_impl,&quot;;CONCATENATE(&quot;do_&quot;;[$OpCodes.C30];&quot;_&quot;;[$OpCodes.D3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1]);&quot;do_NOP_impl,&quot;;CONCATENATE(&quot;do_&quot;;[$OpCodes.C31];&quot;_&quot;;[$OpCodes.D3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2]);&quot;do_NOP_impl,&quot;;CONCATENATE(&quot;do_&quot;;[$OpCodes.C32];&quot;_&quot;;[$OpCodes.D3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3]);&quot;do_NOP_impl,&quot;;CONCATENATE(&quot;do_&quot;;[$OpCodes.C33];&quot;_&quot;;[$OpCodes.D3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4]);&quot;do_NOP_impl,&quot;;CONCATENATE(&quot;do_&quot;;[$OpCodes.C34];&quot;_&quot;;[$OpCodes.D3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5]);&quot;do_NOP_impl,&quot;;CONCATENATE(&quot;do_&quot;;[$OpCodes.C35];&quot;_&quot;;[$OpCodes.D3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6]);&quot;do_NOP_impl,&quot;;CONCATENATE(&quot;do_&quot;;[$OpCodes.C36];&quot;_&quot;;[$OpCodes.D3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7]);&quot;do_NOP_impl,&quot;;CONCATENATE(&quot;do_&quot;;[$OpCodes.C37];&quot;_&quot;;[$OpCodes.D3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8]);&quot;do_NOP_impl,&quot;;CONCATENATE(&quot;do_&quot;;[$OpCodes.C38];&quot;_&quot;;[$OpCodes.D3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39]);&quot;do_NOP_impl,&quot;;CONCATENATE(&quot;do_&quot;;[$OpCodes.C39];&quot;_&quot;;[$OpCodes.D3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0]);&quot;do_NOP_impl,&quot;;CONCATENATE(&quot;do_&quot;;[$OpCodes.C40];&quot;_&quot;;[$OpCodes.D4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1]);&quot;do_NOP_impl,&quot;;CONCATENATE(&quot;do_&quot;;[$OpCodes.C41];&quot;_&quot;;[$OpCodes.D4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2]);&quot;do_NOP_impl,&quot;;CONCATENATE(&quot;do_&quot;;[$OpCodes.C42];&quot;_&quot;;[$OpCodes.D4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3]);&quot;do_NOP_impl,&quot;;CONCATENATE(&quot;do_&quot;;[$OpCodes.C43];&quot;_&quot;;[$OpCodes.D4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4]);&quot;do_NOP_impl,&quot;;CONCATENATE(&quot;do_&quot;;[$OpCodes.C44];&quot;_&quot;;[$OpCodes.D4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5]);&quot;do_NOP_impl,&quot;;CONCATENATE(&quot;do_&quot;;[$OpCodes.C45];&quot;_&quot;;[$OpCodes.D4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6]);&quot;do_NOP_impl,&quot;;CONCATENATE(&quot;do_&quot;;[$OpCodes.C46];&quot;_&quot;;[$OpCodes.D4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7]);&quot;do_NOP_impl,&quot;;CONCATENATE(&quot;do_&quot;;[$OpCodes.C47];&quot;_&quot;;[$OpCodes.D4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8]);&quot;do_NOP_impl,&quot;;CONCATENATE(&quot;do_&quot;;[$OpCodes.C48];&quot;_&quot;;[$OpCodes.D4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49]);&quot;do_NOP_impl,&quot;;CONCATENATE(&quot;do_&quot;;[$OpCodes.C49];&quot;_&quot;;[$OpCodes.D4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0]);&quot;do_NOP_impl,&quot;;CONCATENATE(&quot;do_&quot;;[$OpCodes.C50];&quot;_&quot;;[$OpCodes.D5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1]);&quot;do_NOP_impl,&quot;;CONCATENATE(&quot;do_&quot;;[$OpCodes.C51];&quot;_&quot;;[$OpCodes.D5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2]);&quot;do_NOP_impl,&quot;;CONCATENATE(&quot;do_&quot;;[$OpCodes.C52];&quot;_&quot;;[$OpCodes.D5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3]);&quot;do_NOP_impl,&quot;;CONCATENATE(&quot;do_&quot;;[$OpCodes.C53];&quot;_&quot;;[$OpCodes.D5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4]);&quot;do_NOP_impl,&quot;;CONCATENATE(&quot;do_&quot;;[$OpCodes.C54];&quot;_&quot;;[$OpCodes.D5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5]);&quot;do_NOP_impl,&quot;;CONCATENATE(&quot;do_&quot;;[$OpCodes.C55];&quot;_&quot;;[$OpCodes.D5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6]);&quot;do_NOP_impl,&quot;;CONCATENATE(&quot;do_&quot;;[$OpCodes.C56];&quot;_&quot;;[$OpCodes.D5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7]);&quot;do_NOP_impl,&quot;;CONCATENATE(&quot;do_&quot;;[$OpCodes.C57];&quot;_&quot;;[$OpCodes.D5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8]);&quot;do_NOP_impl,&quot;;CONCATENATE(&quot;do_&quot;;[$OpCodes.C58];&quot;_&quot;;[$OpCodes.D5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59]);&quot;do_NOP_impl,&quot;;CONCATENATE(&quot;do_&quot;;[$OpCodes.C59];&quot;_&quot;;[$OpCodes.D5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0]);&quot;do_NOP_impl,&quot;;CONCATENATE(&quot;do_&quot;;[$OpCodes.C60];&quot;_&quot;;[$OpCodes.D6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1]);&quot;do_NOP_impl,&quot;;CONCATENATE(&quot;do_&quot;;[$OpCodes.C61];&quot;_&quot;;[$OpCodes.D6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2]);&quot;do_NOP_impl,&quot;;CONCATENATE(&quot;do_&quot;;[$OpCodes.C62];&quot;_&quot;;[$OpCodes.D6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3]);&quot;do_NOP_impl,&quot;;CONCATENATE(&quot;do_&quot;;[$OpCodes.C63];&quot;_&quot;;[$OpCodes.D6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4]);&quot;do_NOP_impl,&quot;;CONCATENATE(&quot;do_&quot;;[$OpCodes.C64];&quot;_&quot;;[$OpCodes.D6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5]);&quot;do_NOP_impl,&quot;;CONCATENATE(&quot;do_&quot;;[$OpCodes.C65];&quot;_&quot;;[$OpCodes.D6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6]);&quot;do_NOP_impl,&quot;;CONCATENATE(&quot;do_&quot;;[$OpCodes.C66];&quot;_&quot;;[$OpCodes.D6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7]);&quot;do_NOP_impl,&quot;;CONCATENATE(&quot;do_&quot;;[$OpCodes.C67];&quot;_&quot;;[$OpCodes.D6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8]);&quot;do_NOP_impl,&quot;;CONCATENATE(&quot;do_&quot;;[$OpCodes.C68];&quot;_&quot;;[$OpCodes.D6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69]);&quot;do_NOP_impl,&quot;;CONCATENATE(&quot;do_&quot;;[$OpCodes.C69];&quot;_&quot;;[$OpCodes.D6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0]);&quot;do_NOP_impl,&quot;;CONCATENATE(&quot;do_&quot;;[$OpCodes.C70];&quot;_&quot;;[$OpCodes.D7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1]);&quot;do_NOP_impl,&quot;;CONCATENATE(&quot;do_&quot;;[$OpCodes.C71];&quot;_&quot;;[$OpCodes.D7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2]);&quot;do_NOP_impl,&quot;;CONCATENATE(&quot;do_&quot;;[$OpCodes.C72];&quot;_&quot;;[$OpCodes.D7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3]);&quot;do_NOP_impl,&quot;;CONCATENATE(&quot;do_&quot;;[$OpCodes.C73];&quot;_&quot;;[$OpCodes.D7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4]);&quot;do_NOP_impl,&quot;;CONCATENATE(&quot;do_&quot;;[$OpCodes.C74];&quot;_&quot;;[$OpCodes.D7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5]);&quot;do_NOP_impl,&quot;;CONCATENATE(&quot;do_&quot;;[$OpCodes.C75];&quot;_&quot;;[$OpCodes.D7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6]);&quot;do_NOP_impl,&quot;;CONCATENATE(&quot;do_&quot;;[$OpCodes.C76];&quot;_&quot;;[$OpCodes.D7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7]);&quot;do_NOP_impl,&quot;;CONCATENATE(&quot;do_&quot;;[$OpCodes.C77];&quot;_&quot;;[$OpCodes.D7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8]);&quot;do_NOP_impl,&quot;;CONCATENATE(&quot;do_&quot;;[$OpCodes.C78];&quot;_&quot;;[$OpCodes.D7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79]);&quot;do_NOP_impl,&quot;;CONCATENATE(&quot;do_&quot;;[$OpCodes.C79];&quot;_&quot;;[$OpCodes.D7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0]);&quot;do_NOP_impl,&quot;;CONCATENATE(&quot;do_&quot;;[$OpCodes.C80];&quot;_&quot;;[$OpCodes.D8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1]);&quot;do_NOP_impl,&quot;;CONCATENATE(&quot;do_&quot;;[$OpCodes.C81];&quot;_&quot;;[$OpCodes.D8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2]);&quot;do_NOP_impl,&quot;;CONCATENATE(&quot;do_&quot;;[$OpCodes.C82];&quot;_&quot;;[$OpCodes.D8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3]);&quot;do_NOP_impl,&quot;;CONCATENATE(&quot;do_&quot;;[$OpCodes.C83];&quot;_&quot;;[$OpCodes.D8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4]);&quot;do_NOP_impl,&quot;;CONCATENATE(&quot;do_&quot;;[$OpCodes.C84];&quot;_&quot;;[$OpCodes.D8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5]);&quot;do_NOP_impl,&quot;;CONCATENATE(&quot;do_&quot;;[$OpCodes.C85];&quot;_&quot;;[$OpCodes.D8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6]);&quot;do_NOP_impl,&quot;;CONCATENATE(&quot;do_&quot;;[$OpCodes.C86];&quot;_&quot;;[$OpCodes.D8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7]);&quot;do_NOP_impl,&quot;;CONCATENATE(&quot;do_&quot;;[$OpCodes.C87];&quot;_&quot;;[$OpCodes.D8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8]);&quot;do_NOP_impl,&quot;;CONCATENATE(&quot;do_&quot;;[$OpCodes.C88];&quot;_&quot;;[$OpCodes.D8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89]);&quot;do_NOP_impl,&quot;;CONCATENATE(&quot;do_&quot;;[$OpCodes.C89];&quot;_&quot;;[$OpCodes.D8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0]);&quot;do_NOP_impl,&quot;;CONCATENATE(&quot;do_&quot;;[$OpCodes.C90];&quot;_&quot;;[$OpCodes.D9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1]);&quot;do_NOP_impl,&quot;;CONCATENATE(&quot;do_&quot;;[$OpCodes.C91];&quot;_&quot;;[$OpCodes.D9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2]);&quot;do_NOP_impl,&quot;;CONCATENATE(&quot;do_&quot;;[$OpCodes.C92];&quot;_&quot;;[$OpCodes.D9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3]);&quot;do_NOP_impl,&quot;;CONCATENATE(&quot;do_&quot;;[$OpCodes.C93];&quot;_&quot;;[$OpCodes.D9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4]);&quot;do_NOP_impl,&quot;;CONCATENATE(&quot;do_&quot;;[$OpCodes.C94];&quot;_&quot;;[$OpCodes.D9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5]);&quot;do_NOP_impl,&quot;;CONCATENATE(&quot;do_&quot;;[$OpCodes.C95];&quot;_&quot;;[$OpCodes.D9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6]);&quot;do_NOP_impl,&quot;;CONCATENATE(&quot;do_&quot;;[$OpCodes.C96];&quot;_&quot;;[$OpCodes.D9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7]);&quot;do_NOP_impl,&quot;;CONCATENATE(&quot;do_&quot;;[$OpCodes.C97];&quot;_&quot;;[$OpCodes.D9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8]);&quot;do_NOP_impl,&quot;;CONCATENATE(&quot;do_&quot;;[$OpCodes.C98];&quot;_&quot;;[$OpCodes.D9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99]);&quot;do_NOP_impl,&quot;;CONCATENATE(&quot;do_&quot;;[$OpCodes.C99];&quot;_&quot;;[$OpCodes.D9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0]);&quot;do_NOP_impl,&quot;;CONCATENATE(&quot;do_&quot;;[$OpCodes.C100];&quot;_&quot;;[$OpCodes.D10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1]);&quot;do_NOP_impl,&quot;;CONCATENATE(&quot;do_&quot;;[$OpCodes.C101];&quot;_&quot;;[$OpCodes.D10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2]);&quot;do_NOP_impl,&quot;;CONCATENATE(&quot;do_&quot;;[$OpCodes.C102];&quot;_&quot;;[$OpCodes.D10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3]);&quot;do_NOP_impl,&quot;;CONCATENATE(&quot;do_&quot;;[$OpCodes.C103];&quot;_&quot;;[$OpCodes.D10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4]);&quot;do_NOP_impl,&quot;;CONCATENATE(&quot;do_&quot;;[$OpCodes.C104];&quot;_&quot;;[$OpCodes.D10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5]);&quot;do_NOP_impl,&quot;;CONCATENATE(&quot;do_&quot;;[$OpCodes.C105];&quot;_&quot;;[$OpCodes.D10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6]);&quot;do_NOP_impl,&quot;;CONCATENATE(&quot;do_&quot;;[$OpCodes.C106];&quot;_&quot;;[$OpCodes.D10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7]);&quot;do_NOP_impl,&quot;;CONCATENATE(&quot;do_&quot;;[$OpCodes.C107];&quot;_&quot;;[$OpCodes.D10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8]);&quot;do_NOP_impl,&quot;;CONCATENATE(&quot;do_&quot;;[$OpCodes.C108];&quot;_&quot;;[$OpCodes.D10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09]);&quot;do_NOP_impl,&quot;;CONCATENATE(&quot;do_&quot;;[$OpCodes.C109];&quot;_&quot;;[$OpCodes.D10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0]);&quot;do_NOP_impl,&quot;;CONCATENATE(&quot;do_&quot;;[$OpCodes.C110];&quot;_&quot;;[$OpCodes.D11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1]);&quot;do_NOP_impl,&quot;;CONCATENATE(&quot;do_&quot;;[$OpCodes.C111];&quot;_&quot;;[$OpCodes.D11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2]);&quot;do_NOP_impl,&quot;;CONCATENATE(&quot;do_&quot;;[$OpCodes.C112];&quot;_&quot;;[$OpCodes.D11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3]);&quot;do_NOP_impl,&quot;;CONCATENATE(&quot;do_&quot;;[$OpCodes.C113];&quot;_&quot;;[$OpCodes.D11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4]);&quot;do_NOP_impl,&quot;;CONCATENATE(&quot;do_&quot;;[$OpCodes.C114];&quot;_&quot;;[$OpCodes.D11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5]);&quot;do_NOP_impl,&quot;;CONCATENATE(&quot;do_&quot;;[$OpCodes.C115];&quot;_&quot;;[$OpCodes.D11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6]);&quot;do_NOP_impl,&quot;;CONCATENATE(&quot;do_&quot;;[$OpCodes.C116];&quot;_&quot;;[$OpCodes.D11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7]);&quot;do_NOP_impl,&quot;;CONCATENATE(&quot;do_&quot;;[$OpCodes.C117];&quot;_&quot;;[$OpCodes.D11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8]);&quot;do_NOP_impl,&quot;;CONCATENATE(&quot;do_&quot;;[$OpCodes.C118];&quot;_&quot;;[$OpCodes.D11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19]);&quot;do_NOP_impl,&quot;;CONCATENATE(&quot;do_&quot;;[$OpCodes.C119];&quot;_&quot;;[$OpCodes.D11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0]);&quot;do_NOP_impl,&quot;;CONCATENATE(&quot;do_&quot;;[$OpCodes.C120];&quot;_&quot;;[$OpCodes.D12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1]);&quot;do_NOP_impl,&quot;;CONCATENATE(&quot;do_&quot;;[$OpCodes.C121];&quot;_&quot;;[$OpCodes.D12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2]);&quot;do_NOP_impl,&quot;;CONCATENATE(&quot;do_&quot;;[$OpCodes.C122];&quot;_&quot;;[$OpCodes.D12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3]);&quot;do_NOP_impl,&quot;;CONCATENATE(&quot;do_&quot;;[$OpCodes.C123];&quot;_&quot;;[$OpCodes.D12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4]);&quot;do_NOP_impl,&quot;;CONCATENATE(&quot;do_&quot;;[$OpCodes.C124];&quot;_&quot;;[$OpCodes.D12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5]);&quot;do_NOP_impl,&quot;;CONCATENATE(&quot;do_&quot;;[$OpCodes.C125];&quot;_&quot;;[$OpCodes.D12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6]);&quot;do_NOP_impl,&quot;;CONCATENATE(&quot;do_&quot;;[$OpCodes.C126];&quot;_&quot;;[$OpCodes.D12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7]);&quot;do_NOP_impl,&quot;;CONCATENATE(&quot;do_&quot;;[$OpCodes.C127];&quot;_&quot;;[$OpCodes.D12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8]);&quot;do_NOP_impl,&quot;;CONCATENATE(&quot;do_&quot;;[$OpCodes.C128];&quot;_&quot;;[$OpCodes.D12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29]);&quot;do_NOP_impl,&quot;;CONCATENATE(&quot;do_&quot;;[$OpCodes.C129];&quot;_&quot;;[$OpCodes.D12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0]);&quot;do_NOP_impl,&quot;;CONCATENATE(&quot;do_&quot;;[$OpCodes.C130];&quot;_&quot;;[$OpCodes.D13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1]);&quot;do_NOP_impl,&quot;;CONCATENATE(&quot;do_&quot;;[$OpCodes.C131];&quot;_&quot;;[$OpCodes.D13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2]);&quot;do_NOP_impl,&quot;;CONCATENATE(&quot;do_&quot;;[$OpCodes.C132];&quot;_&quot;;[$OpCodes.D13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3]);&quot;do_NOP_impl,&quot;;CONCATENATE(&quot;do_&quot;;[$OpCodes.C133];&quot;_&quot;;[$OpCodes.D13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4]);&quot;do_NOP_impl,&quot;;CONCATENATE(&quot;do_&quot;;[$OpCodes.C134];&quot;_&quot;;[$OpCodes.D13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5]);&quot;do_NOP_impl,&quot;;CONCATENATE(&quot;do_&quot;;[$OpCodes.C135];&quot;_&quot;;[$OpCodes.D13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6]);&quot;do_NOP_impl,&quot;;CONCATENATE(&quot;do_&quot;;[$OpCodes.C136];&quot;_&quot;;[$OpCodes.D13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7]);&quot;do_NOP_impl,&quot;;CONCATENATE(&quot;do_&quot;;[$OpCodes.C137];&quot;_&quot;;[$OpCodes.D13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8]);&quot;do_NOP_impl,&quot;;CONCATENATE(&quot;do_&quot;;[$OpCodes.C138];&quot;_&quot;;[$OpCodes.D13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39]);&quot;do_NOP_impl,&quot;;CONCATENATE(&quot;do_&quot;;[$OpCodes.C139];&quot;_&quot;;[$OpCodes.D13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0]);&quot;do_NOP_impl,&quot;;CONCATENATE(&quot;do_&quot;;[$OpCodes.C140];&quot;_&quot;;[$OpCodes.D14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1]);&quot;do_NOP_impl,&quot;;CONCATENATE(&quot;do_&quot;;[$OpCodes.C141];&quot;_&quot;;[$OpCodes.D14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2]);&quot;do_NOP_impl,&quot;;CONCATENATE(&quot;do_&quot;;[$OpCodes.C142];&quot;_&quot;;[$OpCodes.D14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3]);&quot;do_NOP_impl,&quot;;CONCATENATE(&quot;do_&quot;;[$OpCodes.C143];&quot;_&quot;;[$OpCodes.D14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4]);&quot;do_NOP_impl,&quot;;CONCATENATE(&quot;do_&quot;;[$OpCodes.C144];&quot;_&quot;;[$OpCodes.D14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5]);&quot;do_NOP_impl,&quot;;CONCATENATE(&quot;do_&quot;;[$OpCodes.C145];&quot;_&quot;;[$OpCodes.D14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6]);&quot;do_NOP_impl,&quot;;CONCATENATE(&quot;do_&quot;;[$OpCodes.C146];&quot;_&quot;;[$OpCodes.D14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7]);&quot;do_NOP_impl,&quot;;CONCATENATE(&quot;do_&quot;;[$OpCodes.C147];&quot;_&quot;;[$OpCodes.D14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8]);&quot;do_NOP_impl,&quot;;CONCATENATE(&quot;do_&quot;;[$OpCodes.C148];&quot;_&quot;;[$OpCodes.D14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49]);&quot;do_NOP_impl,&quot;;CONCATENATE(&quot;do_&quot;;[$OpCodes.C149];&quot;_&quot;;[$OpCodes.D14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0]);&quot;do_NOP_impl,&quot;;CONCATENATE(&quot;do_&quot;;[$OpCodes.C150];&quot;_&quot;;[$OpCodes.D15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1]);&quot;do_NOP_impl,&quot;;CONCATENATE(&quot;do_&quot;;[$OpCodes.C151];&quot;_&quot;;[$OpCodes.D15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2]);&quot;do_NOP_impl,&quot;;CONCATENATE(&quot;do_&quot;;[$OpCodes.C152];&quot;_&quot;;[$OpCodes.D15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3]);&quot;do_NOP_impl,&quot;;CONCATENATE(&quot;do_&quot;;[$OpCodes.C153];&quot;_&quot;;[$OpCodes.D15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4]);&quot;do_NOP_impl,&quot;;CONCATENATE(&quot;do_&quot;;[$OpCodes.C154];&quot;_&quot;;[$OpCodes.D15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5]);&quot;do_NOP_impl,&quot;;CONCATENATE(&quot;do_&quot;;[$OpCodes.C155];&quot;_&quot;;[$OpCodes.D15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6]);&quot;do_NOP_impl,&quot;;CONCATENATE(&quot;do_&quot;;[$OpCodes.C156];&quot;_&quot;;[$OpCodes.D15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7]);&quot;do_NOP_impl,&quot;;CONCATENATE(&quot;do_&quot;;[$OpCodes.C157];&quot;_&quot;;[$OpCodes.D15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8]);&quot;do_NOP_impl,&quot;;CONCATENATE(&quot;do_&quot;;[$OpCodes.C158];&quot;_&quot;;[$OpCodes.D15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59]);&quot;do_NOP_impl,&quot;;CONCATENATE(&quot;do_&quot;;[$OpCodes.C159];&quot;_&quot;;[$OpCodes.D15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0]);&quot;do_NOP_impl,&quot;;CONCATENATE(&quot;do_&quot;;[$OpCodes.C160];&quot;_&quot;;[$OpCodes.D16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1]);&quot;do_NOP_impl,&quot;;CONCATENATE(&quot;do_&quot;;[$OpCodes.C161];&quot;_&quot;;[$OpCodes.D16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2]);&quot;do_NOP_impl,&quot;;CONCATENATE(&quot;do_&quot;;[$OpCodes.C162];&quot;_&quot;;[$OpCodes.D16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3]);&quot;do_NOP_impl,&quot;;CONCATENATE(&quot;do_&quot;;[$OpCodes.C163];&quot;_&quot;;[$OpCodes.D16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4]);&quot;do_NOP_impl,&quot;;CONCATENATE(&quot;do_&quot;;[$OpCodes.C164];&quot;_&quot;;[$OpCodes.D16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5]);&quot;do_NOP_impl,&quot;;CONCATENATE(&quot;do_&quot;;[$OpCodes.C165];&quot;_&quot;;[$OpCodes.D16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6]);&quot;do_NOP_impl,&quot;;CONCATENATE(&quot;do_&quot;;[$OpCodes.C166];&quot;_&quot;;[$OpCodes.D16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7]);&quot;do_NOP_impl,&quot;;CONCATENATE(&quot;do_&quot;;[$OpCodes.C167];&quot;_&quot;;[$OpCodes.D16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8]);&quot;do_NOP_impl,&quot;;CONCATENATE(&quot;do_&quot;;[$OpCodes.C168];&quot;_&quot;;[$OpCodes.D16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69]);&quot;do_NOP_impl,&quot;;CONCATENATE(&quot;do_&quot;;[$OpCodes.C169];&quot;_&quot;;[$OpCodes.D16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70]);&quot;do_NOP_impl,&quot;;CONCATENATE(&quot;do_&quot;;[$OpCodes.C170];&quot;_&quot;;[$OpCodes.D17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71]);&quot;do_NOP_impl,&quot;;CONCATENATE(&quot;do_&quot;;[$OpCodes.C171];&quot;_&quot;;[$OpCodes.D171];&quot;,&quot;))" office:value-type="string" office:string-value="do_LDA_imm," calcext:value-type="string">
            <text:p>do_LDA_imm,</text:p>
          </table:table-cell>
        </table:table-row>
        <table:table-row table:style-name="ro1">
          <table:table-cell table:formula="of:=IF(ISBLANK([$OpCodes.C172]);&quot;do_NOP_impl,&quot;;CONCATENATE(&quot;do_&quot;;[$OpCodes.C172];&quot;_&quot;;[$OpCodes.D17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73]);&quot;do_NOP_impl,&quot;;CONCATENATE(&quot;do_&quot;;[$OpCodes.C173];&quot;_&quot;;[$OpCodes.D17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74]);&quot;do_NOP_impl,&quot;;CONCATENATE(&quot;do_&quot;;[$OpCodes.C174];&quot;_&quot;;[$OpCodes.D17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75]);&quot;do_NOP_impl,&quot;;CONCATENATE(&quot;do_&quot;;[$OpCodes.C175];&quot;_&quot;;[$OpCodes.D17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76]);&quot;do_NOP_impl,&quot;;CONCATENATE(&quot;do_&quot;;[$OpCodes.C176];&quot;_&quot;;[$OpCodes.D17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77]);&quot;do_NOP_impl,&quot;;CONCATENATE(&quot;do_&quot;;[$OpCodes.C177];&quot;_&quot;;[$OpCodes.D17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78]);&quot;do_NOP_impl,&quot;;CONCATENATE(&quot;do_&quot;;[$OpCodes.C178];&quot;_&quot;;[$OpCodes.D17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79]);&quot;do_NOP_impl,&quot;;CONCATENATE(&quot;do_&quot;;[$OpCodes.C179];&quot;_&quot;;[$OpCodes.D17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0]);&quot;do_NOP_impl,&quot;;CONCATENATE(&quot;do_&quot;;[$OpCodes.C180];&quot;_&quot;;[$OpCodes.D18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1]);&quot;do_NOP_impl,&quot;;CONCATENATE(&quot;do_&quot;;[$OpCodes.C181];&quot;_&quot;;[$OpCodes.D18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2]);&quot;do_NOP_impl,&quot;;CONCATENATE(&quot;do_&quot;;[$OpCodes.C182];&quot;_&quot;;[$OpCodes.D18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3]);&quot;do_NOP_impl,&quot;;CONCATENATE(&quot;do_&quot;;[$OpCodes.C183];&quot;_&quot;;[$OpCodes.D18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4]);&quot;do_NOP_impl,&quot;;CONCATENATE(&quot;do_&quot;;[$OpCodes.C184];&quot;_&quot;;[$OpCodes.D18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5]);&quot;do_NOP_impl,&quot;;CONCATENATE(&quot;do_&quot;;[$OpCodes.C185];&quot;_&quot;;[$OpCodes.D18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6]);&quot;do_NOP_impl,&quot;;CONCATENATE(&quot;do_&quot;;[$OpCodes.C186];&quot;_&quot;;[$OpCodes.D18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7]);&quot;do_NOP_impl,&quot;;CONCATENATE(&quot;do_&quot;;[$OpCodes.C187];&quot;_&quot;;[$OpCodes.D18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8]);&quot;do_NOP_impl,&quot;;CONCATENATE(&quot;do_&quot;;[$OpCodes.C188];&quot;_&quot;;[$OpCodes.D18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89]);&quot;do_NOP_impl,&quot;;CONCATENATE(&quot;do_&quot;;[$OpCodes.C189];&quot;_&quot;;[$OpCodes.D18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0]);&quot;do_NOP_impl,&quot;;CONCATENATE(&quot;do_&quot;;[$OpCodes.C190];&quot;_&quot;;[$OpCodes.D19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1]);&quot;do_NOP_impl,&quot;;CONCATENATE(&quot;do_&quot;;[$OpCodes.C191];&quot;_&quot;;[$OpCodes.D19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2]);&quot;do_NOP_impl,&quot;;CONCATENATE(&quot;do_&quot;;[$OpCodes.C192];&quot;_&quot;;[$OpCodes.D19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3]);&quot;do_NOP_impl,&quot;;CONCATENATE(&quot;do_&quot;;[$OpCodes.C193];&quot;_&quot;;[$OpCodes.D19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4]);&quot;do_NOP_impl,&quot;;CONCATENATE(&quot;do_&quot;;[$OpCodes.C194];&quot;_&quot;;[$OpCodes.D19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5]);&quot;do_NOP_impl,&quot;;CONCATENATE(&quot;do_&quot;;[$OpCodes.C195];&quot;_&quot;;[$OpCodes.D19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6]);&quot;do_NOP_impl,&quot;;CONCATENATE(&quot;do_&quot;;[$OpCodes.C196];&quot;_&quot;;[$OpCodes.D19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7]);&quot;do_NOP_impl,&quot;;CONCATENATE(&quot;do_&quot;;[$OpCodes.C197];&quot;_&quot;;[$OpCodes.D19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8]);&quot;do_NOP_impl,&quot;;CONCATENATE(&quot;do_&quot;;[$OpCodes.C198];&quot;_&quot;;[$OpCodes.D19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199]);&quot;do_NOP_impl,&quot;;CONCATENATE(&quot;do_&quot;;[$OpCodes.C199];&quot;_&quot;;[$OpCodes.D19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0]);&quot;do_NOP_impl,&quot;;CONCATENATE(&quot;do_&quot;;[$OpCodes.C200];&quot;_&quot;;[$OpCodes.D20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1]);&quot;do_NOP_impl,&quot;;CONCATENATE(&quot;do_&quot;;[$OpCodes.C201];&quot;_&quot;;[$OpCodes.D20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2]);&quot;do_NOP_impl,&quot;;CONCATENATE(&quot;do_&quot;;[$OpCodes.C202];&quot;_&quot;;[$OpCodes.D20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3]);&quot;do_NOP_impl,&quot;;CONCATENATE(&quot;do_&quot;;[$OpCodes.C203];&quot;_&quot;;[$OpCodes.D20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4]);&quot;do_NOP_impl,&quot;;CONCATENATE(&quot;do_&quot;;[$OpCodes.C204];&quot;_&quot;;[$OpCodes.D20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5]);&quot;do_NOP_impl,&quot;;CONCATENATE(&quot;do_&quot;;[$OpCodes.C205];&quot;_&quot;;[$OpCodes.D20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6]);&quot;do_NOP_impl,&quot;;CONCATENATE(&quot;do_&quot;;[$OpCodes.C206];&quot;_&quot;;[$OpCodes.D20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7]);&quot;do_NOP_impl,&quot;;CONCATENATE(&quot;do_&quot;;[$OpCodes.C207];&quot;_&quot;;[$OpCodes.D20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8]);&quot;do_NOP_impl,&quot;;CONCATENATE(&quot;do_&quot;;[$OpCodes.C208];&quot;_&quot;;[$OpCodes.D20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09]);&quot;do_NOP_impl,&quot;;CONCATENATE(&quot;do_&quot;;[$OpCodes.C209];&quot;_&quot;;[$OpCodes.D20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0]);&quot;do_NOP_impl,&quot;;CONCATENATE(&quot;do_&quot;;[$OpCodes.C210];&quot;_&quot;;[$OpCodes.D21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1]);&quot;do_NOP_impl,&quot;;CONCATENATE(&quot;do_&quot;;[$OpCodes.C211];&quot;_&quot;;[$OpCodes.D21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2]);&quot;do_NOP_impl,&quot;;CONCATENATE(&quot;do_&quot;;[$OpCodes.C212];&quot;_&quot;;[$OpCodes.D21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3]);&quot;do_NOP_impl,&quot;;CONCATENATE(&quot;do_&quot;;[$OpCodes.C213];&quot;_&quot;;[$OpCodes.D21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4]);&quot;do_NOP_impl,&quot;;CONCATENATE(&quot;do_&quot;;[$OpCodes.C214];&quot;_&quot;;[$OpCodes.D21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5]);&quot;do_NOP_impl,&quot;;CONCATENATE(&quot;do_&quot;;[$OpCodes.C215];&quot;_&quot;;[$OpCodes.D21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6]);&quot;do_NOP_impl,&quot;;CONCATENATE(&quot;do_&quot;;[$OpCodes.C216];&quot;_&quot;;[$OpCodes.D21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7]);&quot;do_NOP_impl,&quot;;CONCATENATE(&quot;do_&quot;;[$OpCodes.C217];&quot;_&quot;;[$OpCodes.D21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8]);&quot;do_NOP_impl,&quot;;CONCATENATE(&quot;do_&quot;;[$OpCodes.C218];&quot;_&quot;;[$OpCodes.D21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19]);&quot;do_NOP_impl,&quot;;CONCATENATE(&quot;do_&quot;;[$OpCodes.C219];&quot;_&quot;;[$OpCodes.D21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0]);&quot;do_NOP_impl,&quot;;CONCATENATE(&quot;do_&quot;;[$OpCodes.C220];&quot;_&quot;;[$OpCodes.D22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1]);&quot;do_NOP_impl,&quot;;CONCATENATE(&quot;do_&quot;;[$OpCodes.C221];&quot;_&quot;;[$OpCodes.D22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2]);&quot;do_NOP_impl,&quot;;CONCATENATE(&quot;do_&quot;;[$OpCodes.C222];&quot;_&quot;;[$OpCodes.D22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3]);&quot;do_NOP_impl,&quot;;CONCATENATE(&quot;do_&quot;;[$OpCodes.C223];&quot;_&quot;;[$OpCodes.D22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4]);&quot;do_NOP_impl,&quot;;CONCATENATE(&quot;do_&quot;;[$OpCodes.C224];&quot;_&quot;;[$OpCodes.D22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5]);&quot;do_NOP_impl,&quot;;CONCATENATE(&quot;do_&quot;;[$OpCodes.C225];&quot;_&quot;;[$OpCodes.D22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6]);&quot;do_NOP_impl,&quot;;CONCATENATE(&quot;do_&quot;;[$OpCodes.C226];&quot;_&quot;;[$OpCodes.D22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7]);&quot;do_NOP_impl,&quot;;CONCATENATE(&quot;do_&quot;;[$OpCodes.C227];&quot;_&quot;;[$OpCodes.D22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8]);&quot;do_NOP_impl,&quot;;CONCATENATE(&quot;do_&quot;;[$OpCodes.C228];&quot;_&quot;;[$OpCodes.D22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29]);&quot;do_NOP_impl,&quot;;CONCATENATE(&quot;do_&quot;;[$OpCodes.C229];&quot;_&quot;;[$OpCodes.D22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0]);&quot;do_NOP_impl,&quot;;CONCATENATE(&quot;do_&quot;;[$OpCodes.C230];&quot;_&quot;;[$OpCodes.D23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1]);&quot;do_NOP_impl,&quot;;CONCATENATE(&quot;do_&quot;;[$OpCodes.C231];&quot;_&quot;;[$OpCodes.D23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2]);&quot;do_NOP_impl,&quot;;CONCATENATE(&quot;do_&quot;;[$OpCodes.C232];&quot;_&quot;;[$OpCodes.D23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3]);&quot;do_NOP_impl,&quot;;CONCATENATE(&quot;do_&quot;;[$OpCodes.C233];&quot;_&quot;;[$OpCodes.D23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4]);&quot;do_NOP_impl,&quot;;CONCATENATE(&quot;do_&quot;;[$OpCodes.C234];&quot;_&quot;;[$OpCodes.D23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5]);&quot;do_NOP_impl,&quot;;CONCATENATE(&quot;do_&quot;;[$OpCodes.C235];&quot;_&quot;;[$OpCodes.D23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6]);&quot;do_NOP_impl,&quot;;CONCATENATE(&quot;do_&quot;;[$OpCodes.C236];&quot;_&quot;;[$OpCodes.D23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7]);&quot;do_NOP_impl,&quot;;CONCATENATE(&quot;do_&quot;;[$OpCodes.C237];&quot;_&quot;;[$OpCodes.D23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8]);&quot;do_NOP_impl,&quot;;CONCATENATE(&quot;do_&quot;;[$OpCodes.C238];&quot;_&quot;;[$OpCodes.D23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39]);&quot;do_NOP_impl,&quot;;CONCATENATE(&quot;do_&quot;;[$OpCodes.C239];&quot;_&quot;;[$OpCodes.D23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0]);&quot;do_NOP_impl,&quot;;CONCATENATE(&quot;do_&quot;;[$OpCodes.C240];&quot;_&quot;;[$OpCodes.D24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1]);&quot;do_NOP_impl,&quot;;CONCATENATE(&quot;do_&quot;;[$OpCodes.C241];&quot;_&quot;;[$OpCodes.D24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2]);&quot;do_NOP_impl,&quot;;CONCATENATE(&quot;do_&quot;;[$OpCodes.C242];&quot;_&quot;;[$OpCodes.D24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3]);&quot;do_NOP_impl,&quot;;CONCATENATE(&quot;do_&quot;;[$OpCodes.C243];&quot;_&quot;;[$OpCodes.D24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4]);&quot;do_NOP_impl,&quot;;CONCATENATE(&quot;do_&quot;;[$OpCodes.C244];&quot;_&quot;;[$OpCodes.D24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5]);&quot;do_NOP_impl,&quot;;CONCATENATE(&quot;do_&quot;;[$OpCodes.C245];&quot;_&quot;;[$OpCodes.D24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6]);&quot;do_NOP_impl,&quot;;CONCATENATE(&quot;do_&quot;;[$OpCodes.C246];&quot;_&quot;;[$OpCodes.D24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7]);&quot;do_NOP_impl,&quot;;CONCATENATE(&quot;do_&quot;;[$OpCodes.C247];&quot;_&quot;;[$OpCodes.D247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8]);&quot;do_NOP_impl,&quot;;CONCATENATE(&quot;do_&quot;;[$OpCodes.C248];&quot;_&quot;;[$OpCodes.D248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49]);&quot;do_NOP_impl,&quot;;CONCATENATE(&quot;do_&quot;;[$OpCodes.C249];&quot;_&quot;;[$OpCodes.D249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50]);&quot;do_NOP_impl,&quot;;CONCATENATE(&quot;do_&quot;;[$OpCodes.C250];&quot;_&quot;;[$OpCodes.D250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51]);&quot;do_NOP_impl,&quot;;CONCATENATE(&quot;do_&quot;;[$OpCodes.C251];&quot;_&quot;;[$OpCodes.D251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52]);&quot;do_NOP_impl,&quot;;CONCATENATE(&quot;do_&quot;;[$OpCodes.C252];&quot;_&quot;;[$OpCodes.D252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53]);&quot;do_NOP_impl,&quot;;CONCATENATE(&quot;do_&quot;;[$OpCodes.C253];&quot;_&quot;;[$OpCodes.D253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54]);&quot;do_NOP_impl,&quot;;CONCATENATE(&quot;do_&quot;;[$OpCodes.C254];&quot;_&quot;;[$OpCodes.D254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55]);&quot;do_NOP_impl,&quot;;CONCATENATE(&quot;do_&quot;;[$OpCodes.C255];&quot;_&quot;;[$OpCodes.D255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56]);&quot;do_NOP_impl,&quot;;CONCATENATE(&quot;do_&quot;;[$OpCodes.C256];&quot;_&quot;;[$OpCodes.D256];&quot;,&quot;))" office:value-type="string" office:string-value="do_NOP_impl," calcext:value-type="string">
            <text:p>do_NOP_impl,</text:p>
          </table:table-cell>
        </table:table-row>
        <table:table-row table:style-name="ro1">
          <table:table-cell table:formula="of:=IF(ISBLANK([$OpCodes.C257]);&quot;do_NOP_impl&quot;;CONCATENATE(&quot;do_&quot;;[$OpCodes.C257];&quot;_&quot;;[$OpCodes.D257];&quot;,&quot;))" office:value-type="string" office:string-value="do_NOP_impl" calcext:value-type="string">
            <text:p>do_NOP_impl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00:14:42.7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08-21T00:14:56.832000000</dc:date>
    <meta:editing-duration>PT23M47S</meta:editing-duration>
    <meta:editing-cycles>2</meta:editing-cycles>
    <meta:generator>LibreOffice/7.5.4.2$Windows_X86_64 LibreOffice_project/36ccfdc35048b057fd9854c757a8b67ec53977b6</meta:generator>
    <meta:document-statistic meta:table-count="2" meta:cell-count="783" meta:object-count="0"/>
  </office:meta>
</office:document-meta>
</file>